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2e14" officeooo:paragraph-rsid="00162e14"/>
    </style:style>
    <style:style style:name="P2" style:family="paragraph" style:parent-style-name="Standard">
      <style:text-properties fo:font-style="italic" officeooo:rsid="00162e14" officeooo:paragraph-rsid="00162e14" style:font-style-asian="italic" style:font-style-complex="italic"/>
    </style:style>
    <style:style style:name="P3" style:family="paragraph" style:parent-style-name="Standard">
      <style:text-properties officeooo:rsid="0017909e" officeooo:paragraph-rsid="0017909e"/>
    </style:style>
    <style:style style:name="P4" style:family="paragraph" style:parent-style-name="Standard">
      <style:text-properties style:text-underline-style="solid" style:text-underline-width="auto" style:text-underline-color="font-color" fo:font-weight="bold" officeooo:rsid="0017909e" officeooo:paragraph-rsid="0017909e" style:font-weight-asian="bold" style:font-weight-complex="bold"/>
    </style:style>
    <style:style style:name="P5" style:family="paragraph" style:parent-style-name="Standard">
      <style:text-properties officeooo:rsid="002dbc5a" officeooo:paragraph-rsid="00162e14"/>
    </style:style>
    <style:style style:name="P6" style:family="paragraph" style:parent-style-name="Standard" style:list-style-name="L1">
      <style:text-properties officeooo:paragraph-rsid="002b6cb4"/>
    </style:style>
    <style:style style:name="P7" style:family="paragraph" style:parent-style-name="Standard" style:list-style-name="L1">
      <style:text-properties officeooo:rsid="00162e14" officeooo:paragraph-rsid="00162e14"/>
    </style:style>
    <style:style style:name="P8" style:family="paragraph" style:parent-style-name="Standard" style:list-style-name="L1">
      <style:text-properties officeooo:rsid="002dbc5a" officeooo:paragraph-rsid="002dbc5a"/>
    </style:style>
    <style:style style:name="P9" style:family="paragraph" style:parent-style-name="Standard" style:list-style-name="L1">
      <style:text-properties fo:font-weight="bold" officeooo:rsid="002359f0" officeooo:paragraph-rsid="002359f0" style:font-weight-asian="bold" style:font-weight-complex="bold"/>
    </style:style>
    <style:style style:name="P10" style:family="paragraph" style:parent-style-name="Standard" style:list-style-name="L2">
      <style:text-properties fo:font-weight="bold" officeooo:rsid="002653a8" officeooo:paragraph-rsid="002653a8" style:font-weight-asian="bold" style:font-weight-complex="bold"/>
    </style:style>
    <style:style style:name="P11" style:family="paragraph" style:parent-style-name="Standard" style:list-style-name="L2">
      <style:text-properties fo:font-weight="bold" officeooo:rsid="0026e0e0" officeooo:paragraph-rsid="0026e0e0" style:font-weight-asian="bold" style:font-weight-complex="bold"/>
    </style:style>
    <style:style style:name="P12" style:family="paragraph" style:parent-style-name="Standard" style:list-style-name="L2">
      <style:text-properties fo:font-weight="bold" officeooo:rsid="002897b7" officeooo:paragraph-rsid="002897b7" style:font-weight-asian="bold" style:font-weight-complex="bold"/>
    </style:style>
    <style:style style:name="P13" style:family="paragraph" style:parent-style-name="Standard" style:list-style-name="L1">
      <style:text-properties officeooo:rsid="0025803e" officeooo:paragraph-rsid="0025803e"/>
    </style:style>
    <style:style style:name="P14" style:family="paragraph" style:parent-style-name="Standard" style:list-style-name="L1">
      <style:text-properties officeooo:rsid="002b6cb4" officeooo:paragraph-rsid="002b6cb4"/>
    </style:style>
    <style:style style:name="P15" style:family="paragraph" style:parent-style-name="Standard" style:list-style-name="L1">
      <style:text-properties officeooo:rsid="002f30ea" officeooo:paragraph-rsid="002f30ea"/>
    </style:style>
    <style:style style:name="P16" style:family="paragraph" style:parent-style-name="Standard" style:list-style-name="L1">
      <style:text-properties officeooo:rsid="002246c0" officeooo:paragraph-rsid="002246c0"/>
    </style:style>
    <style:style style:name="P17" style:family="paragraph" style:parent-style-name="Standard" style:list-style-name="L2">
      <style:text-properties fo:font-weight="normal" officeooo:rsid="002653a8" officeooo:paragraph-rsid="002653a8" style:font-weight-asian="normal" style:font-weight-complex="normal"/>
    </style:style>
    <style:style style:name="P18" style:family="paragraph" style:parent-style-name="Standard" style:list-style-name="L2">
      <style:text-properties fo:font-weight="normal" officeooo:rsid="0026e0e0" officeooo:paragraph-rsid="0026e0e0" style:font-weight-asian="normal" style:font-weight-complex="normal"/>
    </style:style>
    <style:style style:name="P19" style:family="paragraph" style:parent-style-name="Standard" style:list-style-name="L2">
      <style:text-properties fo:font-weight="normal" officeooo:rsid="0027285c" officeooo:paragraph-rsid="0027285c" style:font-weight-asian="normal" style:font-weight-complex="normal"/>
    </style:style>
    <style:style style:name="P20" style:family="paragraph" style:parent-style-name="Standard" style:list-style-name="L2">
      <style:text-properties fo:font-weight="normal" officeooo:rsid="00285a0b" officeooo:paragraph-rsid="00285a0b" style:font-weight-asian="normal" style:font-weight-complex="normal"/>
    </style:style>
    <style:style style:name="P21" style:family="paragraph" style:parent-style-name="Standard" style:list-style-name="L2">
      <style:text-properties fo:font-weight="normal" officeooo:rsid="00287607" officeooo:paragraph-rsid="00287607" style:font-weight-asian="normal" style:font-weight-complex="normal"/>
    </style:style>
    <style:style style:name="P22" style:family="paragraph" style:parent-style-name="Standard" style:list-style-name="L1">
      <style:text-properties officeooo:rsid="00317214" officeooo:paragraph-rsid="00317214"/>
    </style:style>
    <style:style style:name="P23" style:family="paragraph" style:parent-style-name="Standard" style:list-style-name="L1">
      <style:text-properties officeooo:rsid="0031a3a2" officeooo:paragraph-rsid="0031a3a2"/>
    </style:style>
    <style:style style:name="P24" style:family="paragraph" style:parent-style-name="Standard" style:list-style-name="L1">
      <style:text-properties officeooo:rsid="00327b65" officeooo:paragraph-rsid="00327b65"/>
    </style:style>
    <style:style style:name="T1" style:family="text">
      <style:text-properties officeooo:rsid="00167b10"/>
    </style:style>
    <style:style style:name="T2" style:family="text">
      <style:text-properties officeooo:rsid="00191480"/>
    </style:style>
    <style:style style:name="T3" style:family="text">
      <style:text-properties officeooo:rsid="002246c0"/>
    </style:style>
    <style:style style:name="T4" style:family="text">
      <style:text-properties fo:font-weight="normal" style:font-weight-asian="normal" style:font-weight-complex="normal"/>
    </style:style>
    <style:style style:name="T5" style:family="text">
      <style:text-properties fo:font-weight="normal" officeooo:rsid="0027285c" style:font-weight-asian="normal" style:font-weight-complex="normal"/>
    </style:style>
    <style:style style:name="T6" style:family="text">
      <style:text-properties fo:font-weight="normal" officeooo:rsid="002a60f1" style:font-weight-asian="normal" style:font-weight-complex="normal"/>
    </style:style>
    <style:style style:name="T7" style:family="text">
      <style:text-properties officeooo:rsid="002b6cb4"/>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esting (to me) ideas for economic thesis topic:</text:p>
      <text:p text:style-name="P2">These topics are brainstormed without current knowledge on accessibility of data</text:p>
      <text:p text:style-name="P1"/>
      <text:list xml:id="list1177304567" text:style-name="L1">
        <text:list-item>
          <text:p text:style-name="P7">Economics in E-sports</text:p>
          <text:list>
            <text:list-item>
              <text:p text:style-name="P7">Financial investment into different areas of a team vs. performance in matches.</text:p>
              <text:list>
                <text:list-item>
                  <text:p text:style-name="P7">Domestic vs. International performance</text:p>
                </text:list-item>
                <text:list-item>
                  <text:p text:style-name="P7">Different E-sports</text:p>
                </text:list-item>
                <text:list-item>
                  <text:p text:style-name="P8">Franchising, revenue sharing, salary caps, etc. and their effect on player incentive/training</text:p>
                </text:list-item>
              </text:list>
            </text:list-item>
            <text:list-item>
              <text:p text:style-name="P9">Crime Rates vs. Increase in Esports (violent/non-violent) presence</text:p>
              <text:list>
                <text:list-item>
                  <text:p text:style-name="P13">This has value because of the amount of granular data that there is on crime and arrest rates (UCR)</text:p>
                </text:list-item>
                <text:list-item>
                  <text:p text:style-name="P14">Things to look into in regards to this topic</text:p>
                  <text:list>
                    <text:list-item>
                      <text:p text:style-name="P14">Motivational Scale for Sport Consumption in a specific study (see link) show that enjoyment of aggression and the aggressive behaviors is one of the top four reasons why viewers watch e-sports</text:p>
                      <text:list>
                        <text:list-item>
                          <text:p text:style-name="P14"><text:a xlink:type="simple" xlink:href="https://papers.ssrn.com/sol3/papers.cfm?abstract_id=2686182" text:style-name="Internet_20_link" text:visited-style-name="Visited_20_Internet_20_Link">https://papers.ssrn.com/sol3/papers.cfm?abstract_id=2686182</text:a></text:p>
                        </text:list-item>
                        <text:list-item>
                          <text:p text:style-name="P6"><text:span text:style-name="T7">Also look at the penultimate paragraph in this article which refrences the above paper: </text:span><text:a xlink:type="simple" xlink:href="https://usceconreview.com/2019/01/04/the-economics-of-esports/" text:style-name="Internet_20_link" text:visited-style-name="Visited_20_Internet_20_Link">https://usceconreview.com/2019/01/04/the-economics-of-esports/</text:a></text:p>
                        </text:list-item>
                      </text:list>
                    </text:list-item>
                  </text:list>
                </text:list-item>
              </text:list>
            </text:list-item>
            <text:list-item>
              <text:p text:style-name="P15">An analysis of esports arenas vs. traditional sports arenas and their impact on the local economy</text:p>
            </text:list-item>
            <text:list-item>
              <text:p text:style-name="P22">Perhaps use data from four different games</text:p>
              <text:list>
                <text:list-item>
                  <text:p text:style-name="P22">LOL (MOBA, violent, but more fantasy less realistic, and less humans)</text:p>
                </text:list-item>
                <text:list-item>
                  <text:p text:style-name="P22">CS:GO (Team violent with realistic human killing)</text:p>
                </text:list-item>
                <text:list-item>
                  <text:p text:style-name="P22">Fortnite (Human Cartoon violent killing</text:p>
                </text:list-item>
                <text:list-item>
                  <text:p text:style-name="P22">Hearthstone/Rocket league (no human killing)</text:p>
                </text:list-item>
              </text:list>
            </text:list-item>
            <text:list-item>
              <text:p text:style-name="P7">Problems</text:p>
              <text:list>
                <text:list-item>
                  <text:p text:style-name="P7">May be difficult to get data to support proper analysis</text:p>
                  <text:list>
                    <text:list-item>
                      <text:p text:style-name="P22">developer.riotgames.com for free LOL stats</text:p>
                    </text:list-item>
                    <text:list-item>
                      <text:p text:style-name="P23">Viewer stats by game on twitchtracker.com may be the best way to get the data that I want</text:p>
                      <text:list>
                        <text:list-item>
                          <text:p text:style-name="P24">Also sullygnome.com</text:p>
                        </text:list-item>
                        <text:list-item>
                          <text:p text:style-name="P24">also dev.twitch.tv</text:p>
                        </text:list-item>
                      </text:list>
                    </text:list-item>
                  </text:list>
                </text:list-item>
              </text:list>
            </text:list-item>
          </text:list>
        </text:list-item>
      </text:list>
      <text:p text:style-name="P1"/>
      <text:list xml:id="list162603696923038" text:continue-numbering="true" text:style-name="L1">
        <text:list-item>
          <text:p text:style-name="P7">Financial discrimination by online payment processors against workers/entrepreneurs in the sex trade.</text:p>
          <text:list>
            <text:list-item>
              <text:p text:style-name="P7">Payment processor companies describe their practices of imposing fees as guarding against certain risks (increased number of <text:span text:style-name="T1">charge-backs</text:span>, fraud, etc.) that are correlated with this sector of business. Is this true? And if so, are the fees proportionate to the risk involved.</text:p>
              <text:list>
                <text:list-item>
                  <text:p text:style-name="P7">Examine different sex-related companies relative fraud/<text:span text:style-name="T1">charge-backs</text:span>/etc. against those of companies unrelated to the sex industry that do not endure such fees.</text:p>
                </text:list-item>
                <text:list-item>
                  <text:p text:style-name="P7">Also examine companies that similarly might exhibit risk but are not charged fees.</text:p>
                </text:list-item>
                <text:list-item>
                  <text:p text:style-name="P7">Also examine companies that similarly might exhibit risk but are charged fees.</text:p>
                </text:list-item>
              </text:list>
            </text:list-item>
            <text:list-item>
              <text:p text:style-name="P7">Problems</text:p>
              <text:list>
                <text:list-item>
                  <text:p text:style-name="P7">Too racy of a topic?</text:p>
                </text:list-item>
                <text:list-item>
                  <text:p text:style-name="P7">Access to <text:span text:style-name="T1">charge-back</text:span> and fraud rates?</text:p>
                  <text:p text:style-name="P7"/>
                </text:list-item>
              </text:list>
            </text:list-item>
          </text:list>
        </text:list-item>
        <text:list-item>
          <text:p text:style-name="P7"><text:s text:c="2"/><text:span text:style-name="T3">Knowing multiple languages (bi-lingualism/tri-lingualism) and the effect on speed of learning in general.</text:span></text:p>
          <text:list>
            <text:list-item>
              <text:p text:style-name="P16"><text:soft-page-break/>Does it matter when the languages are learned? Earlier/later in life?</text:p>
            </text:list-item>
          </text:list>
        </text:list-item>
      </text:list>
      <text:p text:style-name="P1"/>
      <text:p text:style-name="P1"/>
      <text:p text:style-name="P1"/>
      <text:p text:style-name="P1">* <text:span text:style-name="T2">Unrelated note, use APA for citations</text:span></text:p>
      <text:p text:style-name="P1"/>
      <text:p text:style-name="P1"/>
      <text:p text:style-name="P5"/>
      <text:p text:style-name="P5"/>
      <text:p text:style-name="P1"/>
      <text:p text:style-name="P3">Copied below is the section in the Senior Thesis Handbook on Choosing a topic:</text:p>
      <text:p text:style-name="P3"/>
      <text:p text:style-name="P4">Choosing a Topic</text:p>
      <text:p text:style-name="P4"/>
      <text:p text:style-name="P3">A first-rate thesis in economics is either an empirical paper or a theoretical paper or a combination of both. This means that you will either collect/acquire/organize and analyze data or you will build/modify/find and study a model (or both). A small fraction of seniors do experimental work as their theses. Such theses tend to have both an empirical and theoretical component.</text:p>
      <text:p text:style-name="P3"/>
      <text:p text:style-name="P3">The most important step in choosing a topic is deciding whether you will write an empirical thesis or theoretical thesis. You should look at some theses from previous years to understand what an empirical and/or theoretical thesis entails. Here are a few questions to consider as you choose your topic: </text:p>
      <text:p text:style-name="P3"/>
      <text:p text:style-name="P3">• What economic variables will I study? How are these variables measured? (Relevant for both empirical and theoretical theses.) </text:p>
      <text:p text:style-name="P3"/>
      <text:p text:style-name="P3">• What work has been done on this topic so far? </text:p>
      <text:p text:style-name="P3"/>
      <text:p text:style-name="P3">• Will I be able to find data? What econometric techniques will I use? (Empirical) </text:p>
      <text:p text:style-name="P3"/>
      <text:p text:style-name="P3">• What kind of model will I study? E.g., game-theoretic, competitive equilibrium, non-competitive equilibrium, decision-theoretic/behavioral? (Theoretical)</text:p>
      <text:p text:style-name="P3"/>
      <text:p text:style-name="P3">• What experiments will I run?</text:p>
      <text:p text:style-name="P3"/>
      <text:p text:style-name="P3">One way to understand what a thesis entails and to figure out what kind of thesis you want to write is to review some theses from previous years (available online at the Department website) and to evaluate them for yourself. Was the thesis empirical or theoretical? Was it successful? Did it look like the kind of work you would like to do? Do you need to adjust your course selections for this semester to better prepare yourself for writing your thesis? Can you do the analysis in a reasonable length of time? (Use at least two months of full-time effort as your estimate of time available.)</text:p>
      <text:p text:style-name="P3"/>
      <text:p text:style-name="P3">Make use of the resources and staff available in Firestone Library. See http://library.princeton.edu/econlib. The librarians include Bobray Bordelon (A-13-J-2 Firestone) and Todd Hines (2-6-C-1 Firestone). The Data and Statistical Services Group in Firestone (http://dss.princeton.edu/) has consultants who can help with data preparation, analysis, and statistical software. The consultants are Ofira Schwartz-Soicher (A-12-F-2 Firestone) and Oscar Torres-Reyna (A12-F-1 Firestone). See the Catalog of Senior Theses (https://library.princeton.edu/resource/4423) for information on previous theses.</text:p>
      <text:p text:style-name="P3"><text:soft-page-break/></text:p>
      <text:p text:style-name="P3">Please note that there is a deadline of Friday, January 4th to request data not held at Princeton University. Contact Bobray Bordelon (ext. 8-3211 or bordelon@princeton.edu) as soon as possible.</text:p>
      <text:p text:style-name="P3"/>
      <text:list xml:id="list3167976024" text:style-name="L2">
        <text:list-item>
          <text:p text:style-name="P10">Things to keep in mind when choosing a regression</text:p>
          <text:list>
            <text:list-item>
              <text:p text:style-name="P17">Is it BLUE? (Best Linear Unbiased Estimator)</text:p>
              <text:list>
                <text:list-item>
                  <text:p text:style-name="P17">Best meaning that it has the lowest variation from the population mean</text:p>
                </text:list-item>
                <text:list-item>
                  <text:p text:style-name="P17">OLS is BLUE when it follows the Gauss Markov asuumptions!</text:p>
                  <text:list>
                    <text:list-item>
                      <text:p text:style-name="P17">Potential issues with GM assumptions are:</text:p>
                      <text:list>
                        <text:list-item>
                          <text:p text:style-name="P18">Zero-conditional mean of errors issues (OLS will be biased)</text:p>
                          <text:list>
                            <text:list-item>
                              <text:p text:style-name="P18">Omitted Variable Bias</text:p>
                            </text:list-item>
                            <text:list-item>
                              <text:p text:style-name="P18">Reverse Causality</text:p>
                            </text:list-item>
                            <text:list-item>
                              <text:p text:style-name="P18">Measurment error in independent variable</text:p>
                            </text:list-item>
                          </text:list>
                        </text:list-item>
                        <text:list-item>
                          <text:p text:style-name="P18">Serial Correlation issues (errors vary as a function of independent variable; OLS will not be “Best”)</text:p>
                          <text:list>
                            <text:list-item>
                              <text:p text:style-name="P18">Omitted variable bias</text:p>
                            </text:list-item>
                            <text:list-item>
                              <text:p text:style-name="P18">Functional misspecification</text:p>
                            </text:list-item>
                            <text:list-item>
                              <text:p text:style-name="P18">Measurement error</text:p>
                            </text:list-item>
                            <text:list-item>
                              <text:p text:style-name="P18">Clustering (Clustering of standard errors can account for this)</text:p>
                            </text:list-item>
                          </text:list>
                        </text:list-item>
                        <text:list-item>
                          <text:p text:style-name="P18">Heteroskedasticity issues (variance of errors is not constant, but dependent on independent variable; OLS will not be “Best”</text:p>
                          <text:list>
                            <text:list-item>
                              <text:p text:style-name="P11"><text:span text:style-name="T4">Data aggregation </text:span><text:span text:style-name="T5">(specifically moving from individuals to groups of different sizes; e.g. students → schools)</text:span></text:p>
                            </text:list-item>
                          </text:list>
                        </text:list-item>
                        <text:list-item>
                          <text:p text:style-name="P18">Functional misspecification</text:p>
                        </text:list-item>
                        <text:list-item>
                          <text:p text:style-name="P18">Randomness and Independence</text:p>
                        </text:list-item>
                        <text:list-item>
                          <text:p text:style-name="P19">Perfect Collinearity (two (or more) independent variables can be calculated precisely from each other; e.g. x1 = x2 * 5)</text:p>
                        </text:list-item>
                      </text:list>
                    </text:list-item>
                  </text:list>
                </text:list-item>
                <text:list-item>
                  <text:p text:style-name="P20">Other estimators than OLS, when OLS is not BLUE (Generalized Least Squares GLS, Instrumental Variable IV, Maximum Likelihood ML)</text:p>
                </text:list-item>
              </text:list>
            </text:list-item>
            <text:list-item>
              <text:p text:style-name="P19">Multicollinearity (not perfect collinearity, but close to it!; i.e. High covariance!)</text:p>
              <text:list>
                <text:list-item>
                  <text:p text:style-name="P19">Can result in insignificant Beta calculations, despite high R^2 value (because the relationship is explained by the model, but the calculation cannot differentiate the effect of the independent variables from one another)</text:p>
                </text:list-item>
              </text:list>
            </text:list-item>
            <text:list-item>
              <text:p text:style-name="P21">Adding too many explanatory variables can result in a model that over-fits the data and inflates the R^2 statistic, despite the explanatory variables being insignificant to actually explaining the dependent variable.</text:p>
              <text:list>
                <text:list-item>
                  <text:p text:style-name="P21">This is because adding variables, regardless of significance to the model will only increase (and not decrease) R^2.</text:p>
                  <text:list>
                    <text:list-item>
                      <text:p text:style-name="P21">Eventually R^2 will approach one, as the number of explanatory variables approaches the degrees of freedom of the data (df is analogous to n….?)</text:p>
                    </text:list-item>
                  </text:list>
                </text:list-item>
                <text:list-item>
                  <text:p text:style-name="P12"><text:span text:style-name="T4">R^2 does not discriminate to whether you are fitting the noise or fitting the </text:span><text:span text:style-name="T6">signal (true relationship)</text:span></text:p>
                </text:list-item>
                <text:list-item>
                  <text:p text:style-name="P21">Beware of thi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3:51:27.872918594</meta:creation-date>
    <dc:date>2019-10-03T16:26:01.236292957</dc:date>
    <meta:editing-duration>P5DT1H4M41S</meta:editing-duration>
    <meta:editing-cycles>15</meta:editing-cycles>
    <meta:generator>LibreOffice/6.0.7.3$Linux_X86_64 LibreOffice_project/00m0$Build-3</meta:generator>
    <meta:document-statistic meta:table-count="0" meta:image-count="0" meta:object-count="0" meta:page-count="3" meta:paragraph-count="75" meta:word-count="1136" meta:character-count="7335" meta:non-whitespace-character-count="6307"/>
  </office:meta>
</office:document-meta>
</file>